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6188" officeooo:paragraph-rsid="00196188"/>
    </style:style>
    <style:style style:name="P2" style:family="paragraph" style:parent-style-name="Standard">
      <style:text-properties officeooo:rsid="001cce42" officeooo:paragraph-rsid="001cce42"/>
    </style:style>
    <style:style style:name="P3" style:family="paragraph" style:parent-style-name="Standard">
      <style:text-properties officeooo:rsid="001d68a4" officeooo:paragraph-rsid="001d68a4"/>
    </style:style>
    <style:style style:name="P4" style:family="paragraph" style:parent-style-name="Standard">
      <style:text-properties officeooo:rsid="001ee2a1" officeooo:paragraph-rsid="001ee2a1"/>
    </style:style>
    <style:style style:name="P5" style:family="paragraph" style:parent-style-name="Standard">
      <style:text-properties officeooo:rsid="00203bbd" officeooo:paragraph-rsid="00203bbd"/>
    </style:style>
    <style:style style:name="P6" style:family="paragraph" style:parent-style-name="Standard">
      <style:text-properties officeooo:rsid="002083e4" officeooo:paragraph-rsid="002083e4"/>
    </style:style>
    <style:style style:name="P7" style:family="paragraph" style:parent-style-name="Standard">
      <style:text-properties officeooo:rsid="00212014" officeooo:paragraph-rsid="00212014"/>
    </style:style>
    <style:style style:name="T1" style:family="text">
      <style:text-properties officeooo:rsid="001d68a4"/>
    </style:style>
    <style:style style:name="T2" style:family="text">
      <style:text-properties officeooo:rsid="00203b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I make several reports, because i didn’t read about what we do,whether on instagram or some apps.</text:p>
      <text:p text:style-name="P1"/>
      <text:p text:style-name="P1">REPORT <text:tab/><text:tab/><text:tab/><text:tab/>COST OF THE GRAPHIC CARDS</text:p>
      <text:p text:style-name="P1"/>
      <text:p text:style-name="P1"/>
      <text:p text:style-name="P1">Dear readers.</text:p>
      <text:p text:style-name="P1"/>
      <text:p text:style-name="P1">The Main our purpose of this report is to give an overview of the spend to buy a graphic card and the hard of take any graphic card.</text:p>
      <text:p text:style-name="P1"/>
      <text:p text:style-name="P2">Microchips iron and other derivates.</text:p>
      <text:p text:style-name="P3">Nowadays and thanks for the covid and the war of ukraine , the semiconductors are more limited and the most important business can’t make this components to make it a graphic cards. The war its a hard problem because they haven’t a alumnium and iron and they need it. </text:p>
      <text:p text:style-name="P3">The cost are going up, and its not a moment to buy this component.</text:p>
      <text:p text:style-name="P2"/>
      <text:p text:style-name="P2">The main are of concern amoung are the designers or developers to create content because they need it for make any videos or designs, and they can’t do it. This report want to recommend to the people <text:span text:style-name="T1">who</text:span> want <text:span text:style-name="T1">to buy a</text:span> graphic card. </text:p>
      <text:p text:style-name="P2"/>
      <text:p text:style-name="P3">Regards</text:p>
      <text:p text:style-name="P3"/>
      <text:p text:style-name="P4">ANWERS FOR THE EXEMPLE OF LOUISE:</text:p>
      <text:p text:style-name="P4"/>
      <text:p text:style-name="P4">2- I THINK ITS A NEUTRAL THE DOCUMENT BECAUSE DON’T USE A TITLE: FOR EXAMPLE DEAR, MR … AND DON’T END CORRECTLY FOR A FORMAL DOCUMENT.</text:p>
      <text:p text:style-name="P4">BUT DON’T USE A INFORMAL WORDS.</text:p>
      <text:p text:style-name="P4"/>
      <text:p text:style-name="P4">3- I THINK ITS A SIMILAR TO BLOG . ITS IMPORTANT YOUR OPINION BUT NEED SOME <text:s/>INFORMATION TO DEFEND UR OPINION</text:p>
      <text:p text:style-name="P4"/>
      <text:p text:style-name="P4"/>
      <text:p text:style-name="P4">REPORT <text:tab/><text:tab/><text:tab/>THE TEENAGERS ADICT’S WITH THE SOCIAL MEDIA</text:p>
      <text:p text:style-name="P4"/>
      <text:p text:style-name="P4">The main our purpose of this report is to give an overview of the instagram adiction in the teenagers in special the childs, who start to use this before time.</text:p>
      <text:p text:style-name="P4"/>
      <text:p text:style-name="P4"><text:span text:style-name="T2">They </text:span>Don’t listen, <text:span text:style-name="T2">they </text:span>don’t speack <text:span text:style-name="T2">1 vs 1</text:span></text:p>
      <text:p text:style-name="P4"/>
      <text:p text:style-name="P5">Nowadays they only talk with their smartphones and don’t have hobbies, don’t go out his house and don’t go to play any sport with his friends and it’s a hard problem . This addition makes the dependency more big but this dependency is incremently.</text:p>
      <text:p text:style-name="P5"/>
      <text:p text:style-name="P5">The main are of concern amoung are <text:s/>about the childs will be a brittle and they don’t be develop his know</text:p>
      <text:p text:style-name="P5"/>
      <text:p text:style-name="P6">Regar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dee6ef"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74pt solid #000000" fo:padding="0.049cm" fo:background-color="#dee6ef" style:writing-mode="lr-tb" draw:fill="gradient" draw:fill-gradient-name="Gradient_20_1"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9T13:12:57.923000000</meta:creation-date>
    <dc:date>2022-10-09T14:43:28.339000000</dc:date>
    <meta:editing-duration>PT19M9S</meta:editing-duration>
    <meta:editing-cycles>4</meta:editing-cycles>
    <meta:generator>LibreOffice/7.3.3.2$Windows_X86_64 LibreOffice_project/d1d0ea68f081ee2800a922cac8f79445e4603348</meta:generator>
    <meta:document-statistic meta:table-count="0" meta:image-count="0" meta:object-count="0" meta:page-count="1" meta:paragraph-count="19" meta:word-count="338" meta:character-count="1808" meta:non-whitespace-character-count="1478"/>
  </office:meta>
</office:document-meta>
</file>